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URWBookmanL-Ligh" svg:font-family="URWBookmanL-Ligh"/>
    <style:font-face style:name="URWGothicL-Book" svg:font-family="URWGothicL-Book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">
      <style:text-properties fo:font-size="9.5pt" fo:language="en" fo:country="none" style:font-size-asian="9.5pt" style:font-size-complex="9.5pt"/>
    </style:style>
    <style:style style:name="P2" style:family="paragraph" style:parent-style-name="Standard" style:list-style-name="">
      <style:text-properties fo:font-size="9.5pt" style:font-size-asian="9.5pt"/>
    </style:style>
    <style:style style:name="P3" style:family="paragraph" style:parent-style-name="Standard" style:list-style-name=""/>
    <style:style style:name="P4" style:family="paragraph" style:parent-style-name="Standard" style:list-style-name="">
      <style:paragraph-properties style:text-autospace="none"/>
    </style:style>
    <style:style style:name="P5" style:family="paragraph" style:parent-style-name="Standard" style:list-style-name="">
      <style:text-properties style:font-name="URWBookmanL-Ligh" fo:font-size="9.5pt" style:font-name-asian="URWBookmanL-Ligh" style:font-size-asian="9.5pt" style:font-name-complex="URWBookmanL-Ligh" style:font-size-complex="9.5pt"/>
    </style:style>
    <style:style style:name="P6" style:family="paragraph" style:parent-style-name="Standard" style:list-style-name="" style:master-page-name="Standard">
      <style:paragraph-properties style:page-number="auto"/>
      <style:text-properties fo:font-size="9.5pt" fo:language="en" fo:country="none" style:font-size-asian="9.5pt" style:font-size-complex="9.5pt"/>
    </style:style>
    <style:style style:name="P7" style:family="paragraph" style:parent-style-name="Standard" style:list-style-name="">
      <style:paragraph-properties fo:margin-top="0in" fo:margin-bottom="0.139in" fo:line-height="115%"/>
    </style:style>
    <style:style style:name="P8" style:family="paragraph" style:parent-style-name="Standard" style:list-style-name="">
      <style:paragraph-properties fo:margin-top="0in" fo:margin-bottom="0.139in" fo:line-height="115%"/>
      <style:text-properties fo:font-size="9.5pt" fo:language="en" fo:country="none" style:font-size-asian="9.5pt" style:font-size-complex="9.5pt"/>
    </style:style>
    <style:style style:name="P9" style:family="paragraph" style:parent-style-name="Standard" style:list-style-name="">
      <style:paragraph-properties fo:margin-top="0in" fo:margin-bottom="0.139in" fo:line-height="115%"/>
      <style:text-properties fo:language="en" fo:country="none"/>
    </style:style>
    <style:style style:name="T1" style:family="text">
      <style:text-properties fo:font-size="9.5pt" style:font-size-asian="9.5pt"/>
    </style:style>
    <style:style style:name="T2" style:family="text">
      <style:text-properties style:font-name="URWGothicL-Book" fo:font-size="8.5pt" style:font-name-asian="URWGothicL-Book" style:font-size-asian="8.5pt" style:font-name-complex="URWGothicL-Book"/>
    </style:style>
    <style:style style:name="T3" style:family="text">
      <style:text-properties style:font-name="URWBookmanL-Ligh" fo:font-size="9.5pt" style:font-name-asian="URWBookmanL-Ligh" style:font-size-asian="9.5pt" style:font-name-complex="URWBookmanL-Ligh" style:font-size-complex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ith SQLite 3 there</text:p>
      <text:p text:style-name="P1">are no steps required to create a database, and there are no special user</text:p>
      <text:p text:style-name="P1">accounts or passwords to deal with. So, now you get to experience one of</text:p>
      <text:p text:style-name="P8">the benefits of going with the flow (Or, convention over configuration</text:p>
      <text:p text:style-name="P7"/>
      <text:p text:style-name="P9"><text:span text:style-name="T1">Note that this code uses </text:span><text:span text:style-name="T2">%{...}</text:span><text:span text:style-name="T1">. This is an alternative syntax for double-quoted</text:span></text:p>
      <text:p text:style-name="P2">string literals, convenient for use with long strings. Note also that because</text:p>
      <text:p text:style-name="P3"><text:span text:style-name="T1">it uses Rails’ </text:span><text:span text:style-name="T2">create </text:span><text:span text:style-name="T1">method</text:span></text:p>
      <text:p text:style-name="P3"><text:span text:style-name="T1"/></text:p>
      <text:p text:style-name="P5">assertion is</text:p>
      <text:p text:style-name="P4"><text:span text:style-name="T3">simply a method call that tells the framework what we expect to be true. Th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URWBookmanL-Ligh" svg:font-family="URWBookmanL-Ligh"/>
    <style:font-face style:name="URWGothicL-Book" svg:font-family="URWGothicL-Book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URWBookmanL-Ligh" fo:font-size="12pt" fo:language="en" fo:country="US" style:letter-kerning="true" style:font-name-asian="URWBookmanL-Ligh" style:font-size-asian="12pt" style:language-asian="zh" style:country-asian="CN" style:font-name-complex="URWBookmanL-Ligh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URWBookmanL-Ligh" fo:font-size="12pt" fo:language="en" fo:country="US" style:letter-kerning="true" style:font-name-asian="URWBookmanL-Ligh" style:font-size-asian="12pt" style:language-asian="en" style:country-asian="US" style:font-name-complex="URWBookmanL-Ligh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en" fo:country="US" style:letter-kerning="true" style:font-name-asian="Mangal" style:font-size-asian="14pt" style:language-asian="zh" style:country-asian="CN" style:font-name-complex="Microsoft YaHei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URWBookmanL-Ligh" fo:font-size="12pt" fo:language="en" fo:country="US" style:letter-kerning="true" style:font-name-asian="URWBookmanL-Ligh" style:font-size-asian="12pt" style:language-asian="zh" style:country-asian="CN" style:font-name-complex="URWBookmanL-Ligh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asian="Mangal1"/>
    </style:style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URWBookmanL-Ligh" fo:font-size="12pt" fo:language="en" fo:country="US" fo:font-style="italic" style:letter-kerning="true" style:font-name-asian="Mangal1" style:language-asian="zh" style:country-asian="CN" style:font-style-asian="italic" style:font-name-complex="URWBookmanL-Ligh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URWBookmanL-Ligh" fo:font-size="12pt" fo:language="en" fo:country="US" style:letter-kerning="true" style:font-name-asian="Mangal1" style:font-size-asian="12pt" style:language-asian="zh" style:country-asian="CN" style:font-name-complex="URWBookmanL-Ligh" fo:hyphenate="false" fo:hyphenation-remain-char-count="2" fo:hyphenation-push-char-count="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90" meta:character-count="507"/>
    <dc:date>2013-06-09T04:00:46.37</dc:date>
    <meta:generator>OpenOffice.org/3.4.1$Win32 OpenOffice.org_project/341m1$Build-9593</meta:generator>
  </office:meta>
</office:document-meta>
</file>